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13" style:family="table-column">
      <style:table-column-properties fo:break-before="auto" style:column-width="3.3043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2" style:family="table-column">
      <style:table-column-properties fo:break-before="auto" style:column-width="1.4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32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fi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biomes.A1:biomes.A1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00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6T00:18:14.43</dc:date>
    <meta:generator>OpenOffice/4.1.16$Win32 OpenOffice.org_project/4116m3$Build-9816</meta:generator>
    <meta:editing-duration>P2DT2H18M1S</meta:editing-duration>
    <meta:editing-cycles>323</meta:editing-cycles>
    <meta:document-statistic meta:table-count="16" meta:cell-count="2094" meta:object-count="0"/>
  </office:meta>
</office:document-meta>
</file>